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5235176394245930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61407551278243231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90749098770976596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40179200409418304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59278153265250357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0111571189598449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9572538017532271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2138299509749581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782573" text:continue-list="list19572538017532271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6179551375844544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78117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6839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78167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76679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7238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0098693757361902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44692013775031894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6869512487381305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81562"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99428357358048578"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6144780046546505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848374788336453637" text:style-name="L15">
        <text:list-item>
          <text:list>
            <text:list-header>
              <text:p text:style-name="P183">1.5 miles averaging about 9:40/mile and rest 1 min</text:p>
            </text:list-header>
          </text:list>
        </text:list-item>
      </text:list>
      <text:p text:style-name="P24">1 mile in 8:26 and rest 2 min</text:p>
      <text:list xml:id="list353894519746718742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339964173117715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7018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4483581834227742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16437601051066949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39472751250406274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754168" text:continue-list="list8164376010510669491" text:style-name="L19">
        <text:list-item>
          <text:list>
            <text:list-header>
              <text:p text:style-name="P187">(Pace*HR)=1240</text:p>
            </text:list-header>
          </text:list>
        </text:list-item>
      </text:list>
      <text:list xml:id="list40779503" text:continue-list="list4448358183422774297" text:style-name="L18">
        <text:list-item>
          <text:list>
            <text:list-header>
              <text:p text:style-name="P186">2 miles at 10:46/mile Ave HR= 121 bpm and rest a few minutes</text:p>
            </text:list-header>
          </text:list>
        </text:list-item>
      </text:list>
      <text:list xml:id="list40783568" text:continue-list="list4075416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77402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9255358099312834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367173815539091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50501507706296103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3060356197764413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118635227914674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3220609358047390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77062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6906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9597180031303077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6796690353849766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2969201859305241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07436654556098883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43518948802727509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667319330773743413" text:style-name="L32">
        <text:list-item>
          <text:list>
            <text:list-header>
              <text:p text:style-name="P197">0.25 miles in 2:54</text:p>
              <text:p text:style-name="P197">1 mile in 9:21 going faster as I ran and ending at around 8:30 pace</text:p>
            </text:list-header>
          </text:list>
        </text:list-item>
      </text:list>
      <text:list xml:id="list479824615068639420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0330070987092463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2487169023845448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2658570843147730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9219967173729151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122757198360141210"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469161436565435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9T20:50:57.52</dc:date>
    <dc:creator>James Lombardi</dc:creator>
    <meta:editing-duration>P29DT4H50M21S</meta:editing-duration>
    <meta:editing-cycles>2179</meta:editing-cycles>
    <meta:generator>OpenOffice/4.1.2$Win32 OpenOffice.org_project/412m3$Build-9782</meta:generator>
    <meta:document-statistic meta:table-count="0" meta:image-count="9" meta:object-count="0" meta:page-count="215" meta:paragraph-count="6305" meta:word-count="67972" meta:character-count="347851"/>
  </office:meta>
</office:document-meta>
</file>